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Dimensionality reduction is an essential tool in processing large datasets, enabling data compression, pattern recognition and reduced order modelling. Many linear tools for dimensionality reduction have been developed in fluid mechanics, where they have been formulated to identify coherent structures and build reduced-order models of turbulent flows [@berkooz_proper_1993]. Thes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B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iguel Alfonso Mendez</meta:initial-creator>
    <dc:creator>Miguel Alfonso Mendez</dc:creator>
    <meta:creation-date>2023-01-12T16:26:00Z</meta:creation-date>
    <dc:date>2023-01-12T16:26:00Z</dc:date>
    <meta:template xlink:href="Normal" xlink:type="simple"/>
    <meta:editing-cycles>1</meta:editing-cycles>
    <meta:editing-duration>PT0S</meta:editing-duration>
    <meta:document-statistic meta:page-count="1" meta:paragraph-count="1" meta:word-count="57" meta:character-count="382" meta:row-count="2" meta:non-whitespace-character-count="326"/>
  </office:meta>
</office:document-meta>
</file>